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an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pan</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span.html" text:style-name="Internet_20_link" text:visited-style-name="Visited_20_Internet_20_Link">link</text:a>)</text:p>

            
                <text:list xml:id="list_Span2" text:continue-numbering="true" text:continue-list="list_Spa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pan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an4" text:continue-numbering="true" text:continue-list="list_Span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pan5" text:continue-numbering="true" text:continue-list="list_Span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pan6" text:continue-numbering="true" text:continue-list="list_Span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pan7" text:continue-numbering="true" text:continue-list="list_Span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pan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pan9" text:continue-numbering="true" text:continue-list="list_Span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pan10" text:continue-numbering="true" text:continue-list="list_Span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pan1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pan12" text:continue-numbering="true" text:continue-list="list_Span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pan13" text:continue-numbering="true" text:continue-list="list_Span1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pan1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pan15" text:continue-numbering="true" text:continue-list="list_Span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pan16" text:continue-numbering="true" text:continue-list="list_Span1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pan1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pan18" text:continue-numbering="true" text:continue-list="list_Span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an19" text:continue-numbering="true" text:continue-list="list_Span1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pan20" text:continue-numbering="true" text:continue-list="list_Span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pan21" text:continue-numbering="true" text:continue-list="list_Span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pan22" text:continue-numbering="true" text:continue-list="list_Span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pan23" text:continue-numbering="true" text:continue-list="list_Span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pan24" text:continue-numbering="true" text:continue-list="list_Span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pan25" text:continue-numbering="true" text:continue-list="list_Span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pan26" text:continue-numbering="true" text:continue-list="list_Span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pan27" text:continue-numbering="true" text:continue-list="list_Span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pan28" text:continue-numbering="true" text:continue-list="list_Span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pan29" text:continue-numbering="true" text:continue-list="list_Span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pan30" text:continue-numbering="true" text:continue-list="list_Span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pan31" text:continue-numbering="true" text:continue-list="list_Span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pan32" text:continue-numbering="true" text:continue-list="list_Span3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pan33" text:continue-numbering="true" text:continue-list="list_Span3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pan34" text:continue-numbering="true" text:continue-list="list_Span3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pan35" text:continue-numbering="true" text:continue-list="list_Span3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pan36" text:continue-numbering="true" text:continue-list="list_Span3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pan37" text:continue-numbering="true" text:continue-list="list_Span3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pan38" text:continue-numbering="true" text:continue-list="list_Span3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pan39" text:continue-numbering="true" text:continue-list="list_Span3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pan40" text:continue-numbering="true" text:continue-list="list_Span3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pan41" text:continue-numbering="true" text:continue-list="list_Span4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pan42" text:continue-numbering="true" text:continue-list="list_Span4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pan4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pan44" text:continue-numbering="true" text:continue-list="list_Span4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pan4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pan46" text:continue-numbering="true" text:continue-list="list_Span4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pan47" text:continue-numbering="true" text:continue-list="list_Span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pan48" text:continue-numbering="true" text:continue-list="list_Span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pan49" text:continue-numbering="true" text:continue-list="list_Span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pan50" text:continue-numbering="true" text:continue-list="list_Span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pan51" text:continue-numbering="true" text:continue-list="list_Span50"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Span52" text:continue-numbering="true" text:continue-list="list_Span5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an53" text:continue-numbering="true" text:continue-list="list_Span5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pan5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an55" text:continue-numbering="true" text:continue-list="list_Span5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pan56" text:continue-numbering="true" text:continue-list="list_Span5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pan57" text:continue-numbering="true" text:continue-list="list_Span5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